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nceret Class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number-columns-repeated="1020" table:default-cell-style-name="Default"/>
        <table:table-row table:style-name="ro1">
          <table:table-cell table:style-name="ce9" office:value-type="string" calcext:value-type="string">
            <text:p>INITIAL</text:p>
          </table:table-cell>
          <table:table-cell table:style-name="ce11" office:value-type="string" calcext:value-type="string">
            <text:p>AFTER</text:p>
          </table:table-cell>
          <table:table-cell table:style-name="ce9" office:value-type="string" calcext:value-type="string">
            <text:p>DIFFERENCE (KB)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table:style-name="ce10"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7 KB / 1979 MB</text:p>
          </table:table-cell>
          <table:table-cell office:value-type="float" office:value="223694" calcext:value-type="float">
            <text:p>223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7 KB / 1979 MB</text:p>
          </table:table-cell>
          <table:table-cell office:value-type="float" office:value="223694" calcext:value-type="float">
            <text:p>223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table:formula="of:=SUM([.C2:.C11])/10" office:value-type="float" office:value="243826.2" calcext:value-type="float">
            <text:p>243826.2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bstract Inner Class" table:style-name="ta1">
        <table:table-column table:style-name="co5" table:number-columns-repeated="2" table:default-cell-style-name="Default"/>
        <table:table-column table:style-name="co6" table:default-cell-style-name="ce10"/>
        <table:table-column table:style-name="co4" table:number-columns-repeated="1020" table:default-cell-style-name="Default"/>
        <table:table-row table:style-name="ro1">
          <table:table-cell table:style-name="ce9" office:value-type="string" calcext:value-type="string">
            <text:p>INITIAL</text:p>
          </table:table-cell>
          <table:table-cell table:style-name="ce11" office:value-type="string" calcext:value-type="string">
            <text:p>AFTER</text:p>
          </table:table-cell>
          <table:table-cell table:style-name="ce9" office:value-type="string" calcext:value-type="string">
            <text:p>DIFFERENCE (KB)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7 KB / 1979 MB</text:p>
          </table:table-cell>
          <table:table-cell office:value-type="float" office:value="223694" calcext:value-type="float">
            <text:p>223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313171 KB / 1979 MB</text:p>
          </table:table-cell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7 KB / 1979 MB</text:p>
          </table:table-cell>
          <table:table-cell office:value-type="float" office:value="223694" calcext:value-type="float">
            <text:p>223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79616 KB / 1979 MB</text:p>
          </table:table-cell>
          <table:table-cell office:value-type="float" office:value="223693" calcext:value-type="float">
            <text:p>2236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57248" calcext:value-type="float">
            <text:p>2572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table:formula="of:=SUM([.C2:.C11])/10" office:value-type="float" office:value="233759.7" calcext:value-type="float">
            <text:p>233759.7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ambda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ce10"/>
        <table:table-column table:style-name="co4" table:number-columns-repeated="1020" table:default-cell-style-name="Default"/>
        <table:table-row table:style-name="ro1">
          <table:table-cell table:style-name="ce9" office:value-type="string" calcext:value-type="string">
            <text:p>INITIAL</text:p>
          </table:table-cell>
          <table:table-cell table:style-name="ce11" office:value-type="string" calcext:value-type="string">
            <text:p>AFTER</text:p>
          </table:table-cell>
          <table:table-cell table:style-name="ce9" office:value-type="string" calcext:value-type="string">
            <text:p>DIFFERENCE (KB)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68432 KB / 1979 MB</text:p>
          </table:table-cell>
          <table:table-cell office:value-type="float" office:value="212509" calcext:value-type="float">
            <text:p>212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68432 KB / 1979 MB</text:p>
          </table:table-cell>
          <table:table-cell office:value-type="float" office:value="212509" calcext:value-type="float">
            <text:p>212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57247 KB / 1979 MB</text:p>
          </table:table-cell>
          <table:table-cell office:value-type="float" office:value="201325" calcext:value-type="float">
            <text:p>201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68432 KB / 1979 MB</text:p>
          </table:table-cell>
          <table:table-cell office:value-type="float" office:value="212509" calcext:value-type="float">
            <text:p>212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57246 KB / 1979 MB</text:p>
          </table:table-cell>
          <table:table-cell office:value-type="float" office:value="201324" calcext:value-type="float">
            <text:p>201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68432 KB / 1979 MB</text:p>
          </table:table-cell>
          <table:table-cell office:value-type="float" office:value="212509" calcext:value-type="float">
            <text:p>212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57247 KB / 1979 MB</text:p>
          </table:table-cell>
          <table:table-cell office:value-type="float" office:value="201325" calcext:value-type="float">
            <text:p>201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90801 KB / 1979 MB</text:p>
          </table:table-cell>
          <table:table-cell office:value-type="float" office:value="234878" calcext:value-type="float">
            <text:p>234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90801 KB / 1979 MB</text:p>
          </table:table-cell>
          <table:table-cell office:value-type="float" office:value="234878" calcext:value-type="float">
            <text:p>234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923 KB / 1979 MB</text:p>
          </table:table-cell>
          <table:table-cell office:value-type="string" calcext:value-type="string">
            <text:p>290801 KB / 1979 MB</text:p>
          </table:table-cell>
          <table:table-cell office:value-type="float" office:value="234878" calcext:value-type="float">
            <text:p>23487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table:formula="of:=SUM([.C2:.C11])/10" office:value-type="float" office:value="215864.4" calcext:value-type="float">
            <text:p>215864.4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8:39:45.994999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1:41:38.900590255</meta:creation-date>
    <dc:date>2021-02-26T18:40:26.791175178</dc:date>
    <meta:editing-duration>PT18M51S</meta:editing-duration>
    <meta:editing-cycles>4</meta:editing-cycles>
    <meta:generator>LibreOffice/6.0.7.3$Linux_X86_64 LibreOffice_project/00m0$Build-3</meta:generator>
    <meta:document-statistic meta:table-count="3" meta:cell-count="100" meta:object-count="0"/>
  </office:meta>
</office:document-meta>
</file>